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3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gr6" style:family="graphic" style:parent-style-name="standard">
      <style:graphic-properties draw:stroke="none" svg:stroke-color="#000000" draw:fill="none" draw:fill-color="#ffffff" draw:auto-grow-height="true" draw:auto-grow-width="false" fo:max-height="0cm" fo:min-height="8.642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loext:graphic-properties draw:fill="none" draw:fill-color="#ffffff"/>
      <style:paragraph-properties fo:text-align="center"/>
      <style:text-properties fo:color="#000000" style:font-name="Segoe UI Semibold" fo:font-size="32pt" style:font-size-asian="32pt" style:font-size-complex="32pt"/>
    </style:style>
    <style:style style:name="P5" style:family="paragraph">
      <style:paragraph-properties fo:text-align="start"/>
    </style:style>
    <style:style style:name="P6" style:family="paragraph">
      <loext:graphic-properties draw:fill="none" draw:fill-color="#ffffff"/>
      <style:paragraph-properties fo:text-align="center"/>
      <style:text-properties style:font-name="Segoe UI Semibold" fo:font-size="24pt" style:font-size-asian="24pt" style:font-size-complex="24pt"/>
    </style:style>
    <style:style style:name="T1" style:family="text">
      <style:text-properties fo:color="#000000" style:font-name="Segoe UI Semibold" fo:font-size="28pt" fo:language="none" fo:country="none" fo:font-style="normal" fo:text-shadow="none" style:text-underline-style="solid" style:text-underline-width="auto" style:text-underline-color="font-color" fo:font-weight="bold" style:font-name-asian="Verdana" style:font-size-asian="28pt" style:language-asian="none" style:country-asian="none" style:font-style-asian="normal" style:font-weight-asian="bold" style:font-name-complex="Verdana" style:font-size-complex="28pt" style:language-complex="none" style:country-complex="none" style:font-style-complex="normal" style:font-weight-complex="bold"/>
    </style:style>
    <style:style style:name="T2" style:family="text">
      <style:text-properties fo:color="#000000" style:font-name="Segoe UI Semibold" fo:font-size="32pt" fo:language="none" fo:country="none" fo:font-style="normal" fo:text-shadow="none" style:text-underline-style="none" fo:font-weight="bold" style:font-name-asian="Verdana" style:font-size-asian="32pt" style:language-asian="none" style:country-asian="none" style:font-style-asian="normal" style:font-weight-asian="bold" style:font-name-complex="Verdana" style:font-size-complex="32pt" style:language-complex="none" style:country-complex="none" style:font-style-complex="normal" style:font-weight-complex="bold"/>
    </style:style>
    <style:style style:name="T3" style:family="text">
      <style:text-properties style:font-name="Segoe UI Semibold" fo:font-size="26pt" style:font-size-asian="26pt" style:font-size-complex="26pt"/>
    </style:style>
    <style:style style:name="T4" style:family="text">
      <style:text-properties fo:color="#000000" style:text-position="super 58%" style:font-name="Segoe UI Semibold" fo:font-size="32pt" fo:language="none" fo:country="none" fo:font-style="italic" fo:text-shadow="none"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5" style:family="text">
      <style:text-properties fo:color="#000000" style:font-name="Segoe UI Semibold" fo:font-size="32pt" fo:language="none" fo:country="none" fo:font-style="italic" fo:text-shadow="none"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6" style:family="text">
      <style:text-properties fo:color="#000000" style:font-name="Segoe UI Semibold" fo:font-size="24pt" fo:language="none" fo:country="none" fo:font-style="italic" fo:text-shadow="none" fo:font-weight="bold" style:font-size-asian="24pt" style:language-asian="none" style:country-asian="none" style:font-style-asian="italic" style:font-weight-asian="bold" style:font-size-complex="24pt" style:language-complex="none" style:country-complex="none" style:font-style-complex="italic" style:font-weight-complex="bold"/>
    </style:style>
    <style:style style:name="T7" style:family="text">
      <style:text-properties fo:color="#000000" style:text-position="super 58%" style:font-name="Segoe UI Semibold" fo:font-size="32pt" fo:language="none" fo:country="none" fo:font-style="italic" fo:text-shadow="none" fo:font-weight="bold" style:font-name-asian="Verdana" style:font-size-asian="32pt" style:language-asian="none" style:country-asian="none" style:font-style-asian="italic" style:font-weight-asian="bold" style:font-name-complex="Verdana" style:font-size-complex="32pt" style:language-complex="none" style:country-complex="none" style:font-style-complex="italic" style:font-weight-complex="bold"/>
    </style:style>
    <style:style style:name="T8" style:family="text">
      <style:text-properties fo:color="#000000" style:font-name="Segoe UI Semibold" fo:font-size="32pt" fo:language="none" fo:country="none" fo:font-style="italic" fo:text-shadow="none" fo:font-weight="bold" style:font-name-asian="Verdana" style:font-size-asian="32pt" style:language-asian="none" style:country-asian="none" style:font-style-asian="italic" style:font-weight-asian="bold" style:font-name-complex="Verdana" style:font-size-complex="32pt" style:language-complex="none" style:country-complex="none" style:font-style-complex="italic" style:font-weight-complex="bold"/>
    </style:style>
    <style:style style:name="T9" style:family="text">
      <style:text-properties fo:color="#000000" style:font-name="Segoe UI Semibold" fo:font-size="24pt" fo:language="none" fo:country="none" fo:font-style="italic" fo:text-shadow="none" fo:font-weight="bold" style:font-name-asian="Verdana" style:font-size-asian="24pt" style:language-asian="none" style:country-asian="none" style:font-style-asian="italic" style:font-weight-asian="bold" style:font-name-complex="Verdana" style:font-size-complex="24pt" style:language-complex="none" style:country-complex="none"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4.283cm" svg:x="1.778cm" svg:y="1.016cm">
          <draw:text-box>
            <text:p text:style-name="P1"><text:span text:style-name="T1">EPISTLE</text:span></text:p>
            <text:p text:style-name="P1"><text:span text:style-name="T2">2 Corinthians 8:1-9, 13-15</text:span></text:p>
            <text:p text:style-name="P1"><text:span text:style-name="T3"/></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2" draw:layer="layout" svg:width="24.384cm" svg:height="4.76cm" svg:x="1.803cm" svg:y="0.792cm">
          <draw:text-box>
            <text:p><text:span text:style-name="T4">1</text:span><text:span text:style-name="T5">We want you to know, brothers, about the grace of God that has been given among the churches of Macedonia,</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4" draw:text-style-name="P2" draw:layer="layout" svg:width="24.384cm" svg:height="6.263cm" svg:x="1.803cm" svg:y="0.792cm">
          <draw:text-box>
            <text:p><text:span text:style-name="T4">2</text:span><text:span text:style-name="T5">for in a severe test of affliction, their abundance of joy and their extreme poverty have overflowed in a wealth of generosity on their part.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4" draw:text-style-name="P4" draw:layer="layout" svg:width="24.384cm" svg:height="6.263cm" svg:x="1.778cm" svg:y="1.016cm">
          <draw:text-box>
            <text:p><text:span text:style-name="T4">3</text:span><text:span text:style-name="T5">For they gave according to their means, as I can testify, and beyond their means, of their own accord, </text:span><text:span text:style-name="T4">4</text:span><text:span text:style-name="T5">begging us earnestly for the favor of taking part in the relief of the saint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3" draw:text-style-name="P2" draw:layer="layout" svg:width="24.384cm" svg:height="4.76cm" svg:x="1.778cm" svg:y="1.016cm">
          <draw:text-box>
            <text:p><text:span text:style-name="T4">5</text:span><text:span text:style-name="T5">and this, not as we expected, but they gave themselves first to the Lord and then by the will of God to us.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3" draw:text-style-name="P2" draw:layer="layout" svg:width="24.384cm" svg:height="4.76cm" svg:x="1.778cm" svg:y="1.016cm">
          <draw:text-box>
            <text:p><text:span text:style-name="T4">6</text:span><text:span text:style-name="T5">Accordingly, we urged Titus that as he had started, so he should complete among you this act of grace.</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4" draw:text-style-name="P2" draw:layer="layout" svg:width="24.384cm" svg:height="6.263cm" svg:x="1.778cm" svg:y="1.016cm">
          <draw:text-box>
            <text:p><text:span text:style-name="T4">7</text:span><text:span text:style-name="T5">But as you excel in everything—in faith, in speech, in knowledge, in all earnestness, and in our love for you—see that you excel in this act of grace also.</text:span><text:span text:style-name="T6">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3" draw:text-style-name="P2" draw:layer="layout" svg:width="24.384cm" svg:height="4.76cm" svg:x="1.778cm" svg:y="1.016cm">
          <draw:text-box>
            <text:p><text:span text:style-name="T4">8</text:span><text:span text:style-name="T5">I say this not as a command, but to prove by the earnestness of others that your love also is genuine.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5" draw:text-style-name="P2" draw:layer="layout" svg:width="24.384cm" svg:height="6.604cm" svg:x="1.778cm" svg:y="1.016cm">
          <draw:text-box>
            <text:p text:style-name="P5"><text:span text:style-name="T7">9</text:span><text:span text:style-name="T8">For you know the grace of our Lord Jesus Christ, that though he was rich, yet for your sake he became poor, so that you by his poverty might become rich.</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5" draw:text-style-name="P6" draw:layer="layout" svg:width="24.384cm" svg:height="6.604cm" svg:x="1.778cm" svg:y="1.016cm">
          <draw:text-box>
            <text:p text:style-name="P5"><text:span text:style-name="T7">13</text:span><text:span text:style-name="T8">For I do not mean that others should be eased and you burdened, but that as a matter of fairness </text:span><text:span text:style-name="T7">14</text:span><text:span text:style-name="T8">your abundance at the present time should supply their need,</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6" draw:text-style-name="P6" draw:layer="layout" svg:width="24.384cm" svg:height="8.892cm" svg:x="1.778cm" svg:y="1.016cm">
          <draw:text-box>
            <text:p text:style-name="P5"><text:span text:style-name="T8">so that their abundance may supply your need, that there may be fairness.</text:span></text:p>
            <text:p text:style-name="P5"><text:span text:style-name="T7">15</text:span><text:span text:style-name="T8">As it is written, “Whoever gathered much had nothing left over, and whoever gathered little had no lack.”</text:span></text:p>
            <text:p text:style-name="P5"><text:span text:style-name="T9"/></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6T22:51:18.106000000</meta:creation-date>
    <dc:title>Blue template</dc:title>
    <meta:editing-duration>PT7M36S</meta:editing-duration>
    <meta:editing-cycles>4</meta:editing-cycles>
    <meta:generator>LibreOffice/6.0.1.1$Windows_X86_64 LibreOffice_project/60bfb1526849283ce2491346ed2aa51c465abfe6</meta:generator>
    <dc:date>2018-06-27T10:22:07.387000000</dc:date>
    <meta:document-statistic meta:object-count="54"/>
  </office:meta>
</office:document-meta>
</file>